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01in"/>
    </style:style>
    <style:style style:name="co2" style:family="table-column">
      <style:table-column-properties fo:break-before="auto" style:column-width="2.7984in"/>
    </style:style>
    <style:style style:name="co3" style:family="table-column">
      <style:table-column-properties fo:break-before="auto" style:column-width="3.1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Reading Topics for preparation</text:p>
          </table:table-cell>
          <table:covered-table-cell table:style-name="ce2"/>
          <table:covered-table-cell/>
          <table:covered-table-cell table:style-name="ce2"/>
          <table:table-cell table:style-name="ce2" table:number-columns-repeated="3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</table:table-row>
        <table:table-row table:style-name="ro1">
          <table:table-cell table:style-name="ce3" office:value-type="string">
            <text:p>Topic</text:p>
          </table:table-cell>
          <table:table-cell table:style-name="ce3" office:value-type="string">
            <text:p>Summary</text:p>
          </table:table-cell>
          <table:table-cell table:style-name="ce4" office:value-type="string">
            <text:p>Good source to start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nnova</text:p>
          </table:table-cell>
          <table:table-cell office:value-type="string">
            <text:p>To analyze more than two columns in data</text:p>
          </table:table-cell>
          <table:table-cell table:style-name="ce4" office:value-type="string">
            <text:p><text:a xlink:href="https://www.youtube.com/watch?v=-ppM6B3cxeA&amp;t=1379s">Learn Analytics</text:a>, <text:a xlink:href="https://www.youtube.com/watch?v=WSve8SeJPJU">Analytics University</text:a></text:p>
          </table:table-cell>
          <table:table-cell table:number-columns-repeated="4"/>
        </table:table-row>
        <table:table-row table:style-name="ro3">
          <table:table-cell office:value-type="string">
            <text:p>Simple_Linear_regression</text:p>
          </table:table-cell>
          <table:table-cell office:value-type="string">
            <text:p>To analyze relations between x and y</text:p>
          </table:table-cell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3">
          <table:table-cell office:value-type="string">
            <text:p>Multiple regression</text:p>
          </table:table-cell>
          <table:table-cell office:value-type="string">
            <text:p>More than two variables</text:p>
          </table:table-cell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3">
          <table:table-cell office:value-type="string">
            <text:p>Multicollinearity</text:p>
          </table:table-cell>
          <table:table-cell office:value-type="string">
            <text:p>study of correlation among attributes</text:p>
          </table:table-cell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3">
          <table:table-cell office:value-type="string">
            <text:p>EDA</text:p>
          </table:table-cell>
          <table:table-cell office:value-type="string">
            <text:p>covers how to reduce attributes </text:p>
          </table:table-cell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3">
          <table:table-cell office:value-type="string">
            <text:p>Logistic Regression</text:p>
          </table:table-cell>
          <table:table-cell/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3">
          <table:table-cell office:value-type="string">
            <text:p>Discrimnant Analysis</text:p>
          </table:table-cell>
          <table:table-cell/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3">
          <table:table-cell office:value-type="string">
            <text:p>Data Reduction</text:p>
          </table:table-cell>
          <table:table-cell/>
          <table:table-cell office:value-type="string">
            <text:p>Analytics University Intro_To_Analytics_using_R and Intro_to_Analytics_using_SA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CART &amp; ramdom forest</text:p>
          </table:table-cell>
          <table:table-cell table:number-columns-repeated="6"/>
        </table:table-row>
        <table:table-row table:style-name="ro2">
          <table:table-cell office:value-type="string">
            <text:p>Clustering</text:p>
          </table:table-cell>
          <table:table-cell table:number-columns-repeated="6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2/19/2017</text:date>, <text:time>13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ya </meta:initial-creator>
    <meta:creation-date>2017-02-19T12:41:04.08</meta:creation-date>
    <dc:date>2017-02-19T13:05:07.05</dc:date>
    <dc:creator>satya </dc:creator>
    <meta:editing-duration>PT24M7S</meta:editing-duration>
    <meta:editing-cycles>3</meta:editing-cycles>
    <meta:generator>OpenOffice/4.1.1$Win32 OpenOffice.org_project/411m6$Build-9775</meta:generator>
    <meta:document-statistic meta:table-count="3" meta:cell-count="27" meta:object-count="0"/>
  </office:meta>
</office:document-meta>
</file>